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E93DFF8BFD4600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Standard">
      <style:paragraph-properties fo:margin-top="0in" fo:margin-bottom="0.1965in" style:contextual-spacing="false"/>
    </style:style>
    <style:style style:name="P4" style:family="paragraph" style:parent-style-name="Text_20_body">
      <style:paragraph-properties fo:margin-top="0in" fo:margin-bottom="0in" style:contextual-spacing="false"/>
    </style:style>
    <style:style style:name="P5" style:family="paragraph" style:parent-style-name="Preformatted_20_Text" style:list-style-name="L19"/>
    <style:style style:name="P6" style:family="paragraph" style:parent-style-name="Preformatted_20_Text" style:list-style-name="L19">
      <style:paragraph-properties style:writing-mode="lr-tb"/>
    </style:style>
    <style:style style:name="P7" style:family="paragraph" style:parent-style-name="Preformatted_20_Text" style:list-style-name="L19">
      <style:paragraph-properties fo:margin-top="0in" fo:margin-bottom="0.1965in" style:contextual-spacing="false" style:writing-mode="lr-tb"/>
    </style:style>
    <style:style style:name="P8" style:family="paragraph" style:parent-style-name="Standard">
      <style:paragraph-properties fo:margin-top="0in" fo:margin-bottom="0.1965in" style:contextual-spacing="false"/>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5"/>
    <style:style style:name="P18" style:family="paragraph" style:parent-style-name="Text_20_body" style:list-style-name="L5">
      <style:paragraph-properties fo:margin-top="0in" fo:margin-bottom="0in" style:contextual-spacing="false"/>
    </style:style>
    <style:style style:name="P19" style:family="paragraph" style:parent-style-name="Text_20_body" style:list-style-name="L6"/>
    <style:style style:name="P20" style:family="paragraph" style:parent-style-name="Text_20_body" style:list-style-name="L6">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7">
      <style:paragraph-properties fo:margin-top="0in" fo:margin-bottom="0in" style:contextual-spacing="false"/>
    </style:style>
    <style:style style:name="P23" style:family="paragraph" style:parent-style-name="Text_20_body" style:list-style-name="L8"/>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9">
      <style:paragraph-properties fo:margin-top="0in" fo:margin-bottom="0in" style:contextual-spacing="false"/>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1">
      <style:paragraph-properties fo:margin-top="0in" fo:margin-bottom="0in" style:contextual-spacing="false"/>
    </style:style>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1">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6">
      <style:paragraph-properties fo:margin-top="0in" fo:margin-bottom="0in" style:contextual-spacing="false"/>
    </style:style>
    <style:style style:name="P54" style:family="paragraph" style:parent-style-name="Text_20_body" style:list-style-name="L27"/>
    <style:style style:name="P55" style:family="paragraph" style:parent-style-name="Text_20_body" style:list-style-name="L27">
      <style:paragraph-properties fo:margin-top="0in" fo:margin-bottom="0in" style:contextual-spacing="false"/>
    </style:style>
    <style:style style:name="P56" style:family="paragraph" style:parent-style-name="Text_20_body" style:list-style-name="L28"/>
    <style:style style:name="P57" style:family="paragraph" style:parent-style-name="Text_20_body" style:list-style-name="L28">
      <style:paragraph-properties fo:margin-top="0in" fo:margin-bottom="0in" style:contextual-spacing="false"/>
    </style:style>
    <style:style style:name="P58" style:family="paragraph" style:parent-style-name="Text_20_body" style:list-style-name="L29"/>
    <style:style style:name="P59" style:family="paragraph" style:parent-style-name="Text_20_body" style:list-style-name="L29">
      <style:paragraph-properties fo:margin-top="0in" fo:margin-bottom="0in" style:contextual-spacing="false"/>
    </style:style>
    <style:style style:name="P60" style:family="paragraph" style:parent-style-name="Text_20_body" style:list-style-name="L30"/>
    <style:style style:name="P61" style:family="paragraph" style:parent-style-name="Text_20_body" style:list-style-name="L30">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tGPT Auto</text:p>
      <text:p text:style-name="Standard">Gemeinsam nutzen</text:p>
      <text:p text:style-name="P3"><draw:frame draw:style-name="fr1" draw:name="Image1" text:anchor-type="as-char" svg:width="0.3335in" svg:height="0.3335in" draw:z-index="0"><draw:image xlink:href="Pictures/100000000000006000000060E93DFF8BFD46008C.png" xlink:type="simple" xlink:show="embed" xlink:actuate="onLoad" draw:mime-type="image/png"/><svg:title>User</svg:title></draw:frame></text:p>
      <text:h text:style-name="Heading_20_5" text:outline-level="5">Du:</text:h>
      <text:p text:style-name="P4"/>
      <text:p text:style-name="Text_20_body">Assume I have pictures like this of cucumbers on a transport belt. What is a good computer vision model to use for detection and counting of the cucumbers in the photo?</text:p>
      <text:h text:style-name="Heading_20_6" text:outline-level="6">ChatGPT:</text:h>
      <text:p text:style-name="Text_20_body">For detecting and counting cucumbers on a transport belt, as seen in the image, a few computer vision models can be suitable depending on the specific needs. Here are some recommendations:</text:p>
      <text:h text:style-name="Heading_20_3" text:outline-level="3">1. <text:span text:style-name="Strong_20_Emphasis">Object Detection Model (YOLOv8 or Faster R-CNN)</text:span>:</text:h>
      <text:list xml:id="list2174005603" text:style-name="L1">
        <text:list-item>
          <text:p text:style-name="P9"><text:span text:style-name="Strong_20_Emphasis">YOLO (You Only Look Once)</text:span>: YOLOv8 is one of the latest iterations of the YOLO architecture, known for real-time object detection with good accuracy. It can be trained to detect cucumbers on the transport belt by using labeled training images.</text:p>
          <text:list>
            <text:list-item>
              <text:p text:style-name="P10"><text:span text:style-name="Strong_20_Emphasis">Pros</text:span>: Fast, good for real-time applications.</text:p>
            </text:list-item>
            <text:list-item>
              <text:p text:style-name="P10"><text:span text:style-name="Strong_20_Emphasis">Cons</text:span>: May require a lot of annotated data for training but pre-trained models could reduce this.</text:p>
            </text:list-item>
          </text:list>
        </text:list-item>
        <text:list-item>
          <text:p text:style-name="P9"><text:span text:style-name="Strong_20_Emphasis">Faster R-CNN</text:span>: This is another well-known object detection architecture that can provide high accuracy, especially for static images.</text:p>
          <text:list>
            <text:list-item>
              <text:p text:style-name="P10"><text:span text:style-name="Strong_20_Emphasis">Pros</text:span>: High precision in detection and classification.</text:p>
            </text:list-item>
            <text:list-item>
              <text:p text:style-name="P9"><text:span text:style-name="Strong_20_Emphasis">Cons</text:span>: Slower than YOLO, but offers more accuracy in some cases.</text:p>
            </text:list-item>
          </text:list>
        </text:list-item>
      </text:list>
      <text:h text:style-name="Heading_20_3" text:outline-level="3">2. <text:span text:style-name="Strong_20_Emphasis">Segmentation Models (Mask R-CNN or U-Net)</text:span>:</text:h>
      <text:list xml:id="list2346011821" text:style-name="L2">
        <text:list-item>
          <text:p text:style-name="P11"><text:span text:style-name="Strong_20_Emphasis">Mask R-CNN</text:span>: It extends Faster R-CNN by adding an extra branch to predict segmentation masks on each detected object, which could be useful if you need pixel-wise segmentation of the cucumbers.</text:p>
          <text:list>
            <text:list-item>
              <text:p text:style-name="P12"><text:span text:style-name="Strong_20_Emphasis">Pros</text:span>: Provides both bounding boxes and instance segmentation.</text:p>
            </text:list-item>
            <text:list-item>
              <text:p text:style-name="P12"><text:span text:style-name="Strong_20_Emphasis">Cons</text:span>: More computationally intensive.</text:p>
            </text:list-item>
          </text:list>
        </text:list-item>
        <text:list-item>
          <text:p text:style-name="P11"><text:span text:style-name="Strong_20_Emphasis">U-Net</text:span>: This is another model well-suited for image segmentation tasks. It might work well for detecting the shapes of cucumbers and separating them from the background.</text:p>
          <text:list>
            <text:list-item>
              <text:p text:style-name="P12"><text:span text:style-name="Strong_20_Emphasis">Pros</text:span>: Effective for smaller datasets, especially in agricultural use cases.</text:p>
            </text:list-item>
            <text:list-item>
              <text:p text:style-name="P11"><text:span text:style-name="Strong_20_Emphasis">Cons</text:span>: Might require precise labeling for segmentation.</text:p>
            </text:list-item>
          </text:list>
        </text:list-item>
      </text:list>
      <text:h text:style-name="Heading_20_3" text:outline-level="3">3. <text:span text:style-name="Strong_20_Emphasis">Classification + Contour Detection (Traditional CV + CNN)</text:span>:</text:h>
      <text:list xml:id="list2389947247" text:style-name="L3">
        <text:list-item>
          <text:p text:style-name="P14"><text:span text:style-name="Strong_20_Emphasis">Combination of Traditional Computer Vision Techniques (like edge detection, contour finding, and thresholding)</text:span> and a <text:span text:style-name="Strong_20_Emphasis">Convolutional Neural Network (CNN)</text:span> for cucumber classification.</text:p>
          <text:list>
            <text:list-item>
              <text:p text:style-name="P14"><text:span text:style-name="Strong_20_Emphasis">Pros</text:span>: Easier to implement if you're familiar with OpenCV; can be more efficient when the object shapes are well-defined like cucumbers.</text:p>
            </text:list-item>
            <text:list-item>
              <text:p text:style-name="P13"><text:span text:style-name="Strong_20_Emphasis">Cons</text:span>: Less robust if cucumbers overlap significantly or the lighting varies.</text:p>
            </text:list-item>
          </text:list>
        </text:list-item>
      </text:list>
      <text:h text:style-name="Heading_20_3" text:outline-level="3"><text:soft-page-break/>Workflow Example with YOLOv8:</text:h>
      <text:list xml:id="list898741025" text:style-name="L4">
        <text:list-item>
          <text:p text:style-name="P16"><text:span text:style-name="Strong_20_Emphasis">Data Collection</text:span>: Gather images of cucumbers on the conveyor belt (you already have some).</text:p>
        </text:list-item>
        <text:list-item>
          <text:p text:style-name="P16"><text:span text:style-name="Strong_20_Emphasis">Labeling</text:span>: Annotate the images with bounding boxes around cucumbers using a tool like LabelImg or Roboflow.</text:p>
        </text:list-item>
        <text:list-item>
          <text:p text:style-name="P16"><text:span text:style-name="Strong_20_Emphasis">Training</text:span>: Train a YOLOv8 model using these annotations.</text:p>
        </text:list-item>
        <text:list-item>
          <text:p text:style-name="P16"><text:span text:style-name="Strong_20_Emphasis">Inference</text:span>: The trained model will detect and count cucumbers in images.</text:p>
        </text:list-item>
        <text:list-item>
          <text:p text:style-name="P15"><text:span text:style-name="Strong_20_Emphasis">Post-processing</text:span>: You can apply some logic to refine the counting, especially if cucumbers are overlapping or partly out of the frame.</text:p>
        </text:list-item>
      </text:list>
      <text:p text:style-name="Text_20_body">This pipeline would allow you to develop a system that detects and counts cucumbers efficiently on the transport belt.</text:p>
      <text:p text:style-name="Text_20_body">Let me know if you'd like further details on any of the models or the specific steps!</text:p>
      <text:p text:style-name="Text_20_body">4o</text:p>
      <text:h text:style-name="Heading_20_5" text:outline-level="5">Du:</text:h>
      <text:p text:style-name="Text_20_body">OK, thanks. Are there pretrained models for the object detection which use the imagenet object classes? </text:p>
      <text:h text:style-name="Heading_20_6" text:outline-level="6">ChatGPT:</text:h>
      <text:p text:style-name="Text_20_body">Yes, there are several pre-trained object detection models that use ImageNet classes, though it's important to note that <text:span text:style-name="Strong_20_Emphasis">ImageNet</text:span> is primarily a dataset for image classification rather than object detection. However, many object detection models are initially pre-trained on ImageNet for feature extraction and then fine-tuned on specialized detection datasets like COCO (Common Objects in Context) or Pascal VOC. Here are some object detection models that you can use, many of which were pre-trained on ImageNet for their feature extraction layers:</text:p>
      <text:h text:style-name="Heading_20_3" text:outline-level="3">1. <text:span text:style-name="Strong_20_Emphasis">YOLO (You Only Look Once)</text:span></text:h>
      <text:list xml:id="list4122415229" text:style-name="L5">
        <text:list-item>
          <text:p text:style-name="P18"><text:span text:style-name="Strong_20_Emphasis">YOLOv3, v4, and YOLOv5</text:span> models are pre-trained on COCO or Pascal VOC, but their backbone networks (like Darknet) are pre-trained on ImageNet.</text:p>
        </text:list-item>
        <text:list-item>
          <text:p text:style-name="P17">You can fine-tune these models to detect custom objects like cucumbers on a conveyor belt after pre-training on ImageNet.</text:p>
        </text:list-item>
      </text:list>
      <text:p text:style-name="Text_20_body"><text:span text:style-name="Strong_20_Emphasis">Pre-trained weights</text:span>:</text:p>
      <text:list xml:id="list4064121907" text:style-name="L6">
        <text:list-item>
          <text:p text:style-name="P20">Available in repositories like <text:span text:style-name="Strong_20_Emphasis">Ultralytics' YOLOv5</text:span> (for PyTorch) or <text:span text:style-name="Strong_20_Emphasis">YOLOv8</text:span>.</text:p>
        </text:list-item>
        <text:list-item>
          <text:p text:style-name="P19">They are generally pretrained on COCO or VOC but with feature extraction backbones initialized from ImageNet.</text:p>
        </text:list-item>
      </text:list>
      <text:p text:style-name="Text_20_body"><text:span text:style-name="Strong_20_Emphasis">Frameworks</text:span>: PyTorch, TensorFlow.</text:p>
      <text:h text:style-name="Heading_20_3" text:outline-level="3">2. <text:span text:style-name="Strong_20_Emphasis">Faster R-CNN</text:span></text:h>
      <text:list xml:id="list1310195959" text:style-name="L7">
        <text:list-item>
          <text:p text:style-name="P22"><text:span text:style-name="Strong_20_Emphasis">Faster R-CNN</text:span> is commonly available pre-trained with ResNet-50 or ResNet-101 backbones, which are pre-trained on ImageNet for feature extraction.</text:p>
        </text:list-item>
        <text:list-item>
          <text:p text:style-name="P21">The rest of the architecture, responsible for detection and bounding box generation, is fine-tuned on detection datasets like COCO or Pascal VOC.</text:p>
        </text:list-item>
      </text:list>
      <text:p text:style-name="Text_20_body"><text:soft-page-break/><text:span text:style-name="Strong_20_Emphasis">Pre-trained weights</text:span>:</text:p>
      <text:list xml:id="list3066169089" text:style-name="L8">
        <text:list-item>
          <text:p text:style-name="P24">Available in popular deep learning libraries such as <text:span text:style-name="Strong_20_Emphasis">Torchvision (PyTorch)</text:span>, where you can load a pre-trained Faster R-CNN model with an ImageNet backbone.</text:p>
        </text:list-item>
        <text:list-item>
          <text:p text:style-name="P23">Example: <text:span text:style-name="Source_20_Text">torchvision.models.detection.fasterrcnn_resnet50_fpn(pretrained=True)</text:span>.</text:p>
        </text:list-item>
      </text:list>
      <text:h text:style-name="Heading_20_3" text:outline-level="3">3. <text:span text:style-name="Strong_20_Emphasis">EfficientDet</text:span></text:h>
      <text:list xml:id="list1695829978" text:style-name="L9">
        <text:list-item>
          <text:p text:style-name="P26"><text:span text:style-name="Strong_20_Emphasis">EfficientDet</text:span> is a more recent model that provides a good balance between speed and accuracy. It uses the EfficientNet backbone, which is pre-trained on ImageNet.</text:p>
        </text:list-item>
        <text:list-item>
          <text:p text:style-name="P25">EfficientDet models are pre-trained on COCO and have become popular for object detection due to their scalability and performance.</text:p>
        </text:list-item>
      </text:list>
      <text:p text:style-name="Text_20_body"><text:span text:style-name="Strong_20_Emphasis">Pre-trained weights</text:span>:</text:p>
      <text:list xml:id="list793430537" text:style-name="L10">
        <text:list-item>
          <text:p text:style-name="P27">Available in libraries such as TensorFlow and PyTorch. Pre-trained EfficientDet models on COCO also use ImageNet-pretrained EfficientNet backbones.</text:p>
        </text:list-item>
      </text:list>
      <text:h text:style-name="Heading_20_3" text:outline-level="3">4. <text:span text:style-name="Strong_20_Emphasis">SSD (Single Shot MultiBox Detector)</text:span></text:h>
      <text:list xml:id="list41937611" text:style-name="L11">
        <text:list-item>
          <text:p text:style-name="P29"><text:span text:style-name="Strong_20_Emphasis">SSD</text:span> uses feature extractors like VGG16 or MobileNet, which are pre-trained on ImageNet.</text:p>
        </text:list-item>
        <text:list-item>
          <text:p text:style-name="P28">While SSD is typically trained on COCO or Pascal VOC for object detection, it benefits from the ImageNet pre-training of its feature extraction layers.</text:p>
        </text:list-item>
      </text:list>
      <text:p text:style-name="Text_20_body"><text:span text:style-name="Strong_20_Emphasis">Pre-trained weights</text:span>:</text:p>
      <text:list xml:id="list1632010076" text:style-name="L12">
        <text:list-item>
          <text:p text:style-name="P30">Available in <text:span text:style-name="Strong_20_Emphasis">Torchvision</text:span> (PyTorch) and <text:span text:style-name="Strong_20_Emphasis">TensorFlow Model Zoo</text:span>.</text:p>
        </text:list-item>
      </text:list>
      <text:h text:style-name="Heading_20_3" text:outline-level="3">5. <text:span text:style-name="Strong_20_Emphasis">RetinaNet</text:span></text:h>
      <text:list xml:id="list2793448893" text:style-name="L13">
        <text:list-item>
          <text:p text:style-name="P32"><text:span text:style-name="Strong_20_Emphasis">RetinaNet</text:span> is another popular detection model that uses a ResNet backbone, pre-trained on ImageNet, for feature extraction.</text:p>
        </text:list-item>
        <text:list-item>
          <text:p text:style-name="P31">It is also trained on detection datasets like COCO but inherits its feature-extraction capabilities from ImageNet.</text:p>
        </text:list-item>
      </text:list>
      <text:p text:style-name="Text_20_body"><text:span text:style-name="Strong_20_Emphasis">Pre-trained weights</text:span>:</text:p>
      <text:list xml:id="list98887800" text:style-name="L14">
        <text:list-item>
          <text:p text:style-name="P33">Available in PyTorch's <text:span text:style-name="Strong_20_Emphasis">Torchvision</text:span> and TensorFlow Model Zoo.</text:p>
        </text:list-item>
      </text:list>
      <text:h text:style-name="Heading_20_3" text:outline-level="3">Examples of Using Pre-trained Models in Code:</text:h>
      <text:p text:style-name="Text_20_body">For <text:span text:style-name="Strong_20_Emphasis">YOLOv5</text:span> in PyTorch:</text:p>
      <text:p text:style-name="Preformatted_20_Text">python</text:p>
      <text:p text:style-name="Preformatted_20_Text">Code kopieren</text:p>
      <text:p text:style-name="P1"><text:span text:style-name="Source_20_Text">import torch</text:span></text:p>
      <text:p text:style-name="P1"><text:span text:style-name="Source_20_Text">model = torch.hub.load('ultralytics/yolov5', 'yolov5s', pretrained=True)</text:span></text:p>
      <text:p text:style-name="P1"><text:span text:style-name="Source_20_Text">results = model('image.jpg')</text:span></text:p>
      <text:p text:style-name="P2"><text:span text:style-name="Source_20_Text">results.show() <text:s/># or .save(), .print() etc.</text:span></text:p>
      <text:p text:style-name="Text_20_body">For <text:span text:style-name="Strong_20_Emphasis">Faster R-CNN</text:span> with ResNet50 backbone pre-trained on ImageNet (using PyTorch):</text:p>
      <text:p text:style-name="Preformatted_20_Text">python</text:p>
      <text:p text:style-name="Preformatted_20_Text">Code kopieren</text:p>
      <text:p text:style-name="P1"><text:soft-page-break/><text:span text:style-name="Source_20_Text">import torchvision</text:span></text:p>
      <text:p text:style-name="P1"><text:span text:style-name="Source_20_Text">from PIL import Image</text:span></text:p>
      <text:p text:style-name="P1"><text:span text:style-name="Source_20_Text">import torch</text:span></text:p>
      <text:p text:style-name="P1"/>
      <text:p text:style-name="P1"><text:span text:style-name="Source_20_Text"># Load a pre-trained Faster R-CNN model</text:span></text:p>
      <text:p text:style-name="P1"><text:span text:style-name="Source_20_Text">model = torchvision.models.detection.fasterrcnn_resnet50_fpn(pretrained=True)</text:span></text:p>
      <text:p text:style-name="P1"><text:span text:style-name="Source_20_Text">model.eval()</text:span></text:p>
      <text:p text:style-name="P1"/>
      <text:p text:style-name="P1"><text:span text:style-name="Source_20_Text"># Load an image</text:span></text:p>
      <text:p text:style-name="P1"><text:span text:style-name="Source_20_Text">image = Image.open('image.jpg')</text:span></text:p>
      <text:p text:style-name="P1"><text:span text:style-name="Source_20_Text">image = torchvision.transforms.functional.to_tensor(image)</text:span></text:p>
      <text:p text:style-name="P1"/>
      <text:p text:style-name="P1"><text:span text:style-name="Source_20_Text"># Perform inference</text:span></text:p>
      <text:p text:style-name="P1"><text:span text:style-name="Source_20_Text">with torch.no_grad():</text:span></text:p>
      <text:p text:style-name="P1"><text:span text:style-name="Source_20_Text"><text:s text:c="4"/>prediction = model([image])</text:span></text:p>
      <text:p text:style-name="P2"><text:span text:style-name="Source_20_Text">print(prediction)</text:span></text:p>
      <text:h text:style-name="Heading_20_3" text:outline-level="3">Summary:</text:h>
      <text:p text:style-name="Text_20_body">While ImageNet itself doesn't have object detection annotations, many detection models use <text:span text:style-name="Strong_20_Emphasis">ImageNet-pretrained backbones</text:span> for feature extraction, which helps the models perform better when fine-tuned on datasets like COCO or Pascal VOC. Pre-trained models for detection tasks that use ImageNet for feature extraction include <text:span text:style-name="Strong_20_Emphasis">YOLO</text:span>, <text:span text:style-name="Strong_20_Emphasis">Faster R-CNN</text:span>, <text:span text:style-name="Strong_20_Emphasis">SSD</text:span>, and <text:span text:style-name="Strong_20_Emphasis">RetinaNet</text:span>, and can be fine-tuned for specific object detection tasks, such as detecting cucumbers on a conveyor belt.</text:p>
      <text:p text:style-name="Text_20_body">Let me know if you need more guidance on using or fine-tuning any of these models!</text:p>
      <text:p text:style-name="Text_20_body">4o</text:p>
      <text:h text:style-name="Heading_20_5" text:outline-level="5">Du:</text:h>
      <text:p text:style-name="Text_20_body">So ... what model could I use for detecting _and_ classifying the cucumbers as cucumbers? Isn't there a cucumber class in the imagenet dataset?</text:p>
      <text:h text:style-name="Heading_20_6" text:outline-level="6">ChatGPT:</text:h>
      <text:p text:style-name="Text_20_body">No, <text:span text:style-name="Strong_20_Emphasis">ImageNet</text:span> does not have a specific class for <text:span text:style-name="Strong_20_Emphasis">cucumbers</text:span>. The ImageNet dataset consists of around 1,000 object categories, but they are generally broader and do not include highly specific agricultural products like cucumbers.</text:p>
      <text:p text:style-name="Text_20_body">However, to <text:span text:style-name="Strong_20_Emphasis">detect and classify cucumbers</text:span> on a conveyor belt, you have a few options:</text:p>
      <text:h text:style-name="Heading_20_3" text:outline-level="3">1. <text:span text:style-name="Strong_20_Emphasis">Use a Pre-trained Object Detection Model and Fine-Tune It for Cucumbers</text:span></text:h>
      <text:list xml:id="list772860474" text:style-name="L15">
        <text:list-item>
          <text:p text:style-name="P35">You can <text:span text:style-name="Strong_20_Emphasis">fine-tune an existing object detection model</text:span> like <text:span text:style-name="Strong_20_Emphasis">YOLO</text:span>, <text:span text:style-name="Strong_20_Emphasis">Faster R-CNN</text:span>, or <text:span text:style-name="Strong_20_Emphasis">EfficientDet</text:span> on a custom dataset that contains labeled images of cucumbers.</text:p>
        </text:list-item>
        <text:list-item>
          <text:p text:style-name="P34">These models are pre-trained on large datasets (like COCO, which has general object classes like "fruit" or "vegetable") but not cucumbers specifically. By fine-tuning, the models can learn to detect cucumbers in your images.</text:p>
        </text:list-item>
      </text:list>
      <text:h text:style-name="Heading_20_4" text:outline-level="4">Steps to Fine-Tune:</text:h>
      <text:list xml:id="list58385819" text:style-name="L16">
        <text:list-item>
          <text:p text:style-name="P37"><text:span text:style-name="Strong_20_Emphasis">Collect/Label Your Data</text:span>: Use a dataset with cucumbers or create your own by labeling images (like the one you uploaded) with bounding boxes around cucumbers using tools like <text:span text:style-name="Strong_20_Emphasis">LabelImg</text:span> or <text:span text:style-name="Strong_20_Emphasis">Roboflow</text:span>.</text:p>
        </text:list-item>
        <text:list-item>
          <text:p text:style-name="P37"><text:span text:style-name="Strong_20_Emphasis">Use Transfer Learning</text:span>: Start with a pre-trained model (e.g., YOLOv5 or Faster R-CNN), which has already learned general features, and fine-tune it on the cucumber dataset.</text:p>
        </text:list-item>
        <text:list-item>
          <text:p text:style-name="P36"><text:soft-page-break/><text:span text:style-name="Strong_20_Emphasis">Train the Model</text:span>: Fine-tune the pre-trained model with your labeled cucumber images. The model will adapt its detection abilities to recognize cucumbers.</text:p>
        </text:list-item>
      </text:list>
      <text:h text:style-name="Heading_20_3" text:outline-level="3">2. <text:span text:style-name="Strong_20_Emphasis">Train a Custom Model on Your Dataset (No Pre-trained Class)</text:span></text:h>
      <text:p text:style-name="Text_20_body">Since there’s no “cucumber” class in ImageNet, you'd need to <text:span text:style-name="Strong_20_Emphasis">train a model on a custom dataset</text:span> of cucumbers if you want it to detect and classify them as cucumbers. Here are a few approaches:</text:p>
      <text:list xml:id="list2315183100" text:style-name="L17">
        <text:list-item>
          <text:p text:style-name="P39"><text:span text:style-name="Strong_20_Emphasis">Use a general object detection model</text:span> (like YOLOv5, Faster R-CNN) and fine-tune it for cucumber detection.</text:p>
        </text:list-item>
        <text:list-item>
          <text:p text:style-name="P38">Alternatively, if you already have labeled images of cucumbers (with bounding boxes), you can train from scratch using those annotations.</text:p>
        </text:list-item>
      </text:list>
      <text:h text:style-name="Heading_20_4" text:outline-level="4">Example Models You Can Use:</text:h>
      <text:list xml:id="list3519549319" text:style-name="L18">
        <text:list-item>
          <text:p text:style-name="P41"><text:span text:style-name="Strong_20_Emphasis">YOLOv5</text:span>: Efficient and fast for both detection and classification. You can fine-tune it with a cucumber dataset.</text:p>
        </text:list-item>
        <text:list-item>
          <text:p text:style-name="P41"><text:span text:style-name="Strong_20_Emphasis">Faster R-CNN</text:span>: More accurate but slower than YOLO. Also needs a labeled dataset of cucumbers.</text:p>
        </text:list-item>
        <text:list-item>
          <text:p text:style-name="P40"><text:span text:style-name="Strong_20_Emphasis">EfficientDet</text:span>: A good trade-off between speed and accuracy. Can also be fine-tuned for cucumbers.</text:p>
        </text:list-item>
      </text:list>
      <text:h text:style-name="Heading_20_4" text:outline-level="4">Fine-Tuning with YOLOv5 Example:</text:h>
      <text:p text:style-name="Text_20_body">Here’s a general workflow for fine-tuning YOLOv5 for cucumber detection:</text:p>
      <text:list xml:id="list2178098448" text:style-name="L19">
        <text:list-item>
          <text:p text:style-name="P43"><text:span text:style-name="Strong_20_Emphasis">Label Cucumber Images</text:span>: Label the cucumbers in your images using a tool like LabelImg, which will generate annotations in a format YOLOv5 understands (YOLO format or COCO format).</text:p>
        </text:list-item>
        <text:list-item>
          <text:p text:style-name="P43"><text:span text:style-name="Strong_20_Emphasis">Set Up the YOLOv5 Model</text:span>:</text:p>
          <text:list>
            <text:list-item>
              <text:p text:style-name="P42">Download the pre-trained YOLOv5 model from Ultralytics:</text:p>
              <text:p text:style-name="P5">bash</text:p>
              <text:p text:style-name="P5">Code kopieren</text:p>
              <text:p text:style-name="P6"><text:span text:style-name="Source_20_Text">git clone https://github.com/ultralytics/yolov5</text:span></text:p>
              <text:p text:style-name="P7"><text:span text:style-name="Source_20_Text">cd yolov5</text:span></text:p>
            </text:list-item>
            <text:list-item>
              <text:p text:style-name="P42">Install dependencies:</text:p>
              <text:p text:style-name="P5">bash</text:p>
              <text:p text:style-name="P5">Code kopieren</text:p>
              <text:p text:style-name="P7"><text:span text:style-name="Source_20_Text">pip install -r requirements.txt</text:span></text:p>
            </text:list-item>
          </text:list>
        </text:list-item>
        <text:list-item>
          <text:p text:style-name="P43"><text:span text:style-name="Strong_20_Emphasis">Prepare Dataset</text:span>: Organize your labeled cucumber dataset. YOLOv5 expects data to be in specific folders like <text:span text:style-name="Source_20_Text">images/train</text:span>, <text:span text:style-name="Source_20_Text">images/val</text:span>, <text:span text:style-name="Source_20_Text">labels/train</text:span>, and <text:span text:style-name="Source_20_Text">labels/val</text:span>.</text:p>
        </text:list-item>
        <text:list-item>
          <text:p text:style-name="P43"><text:span text:style-name="Strong_20_Emphasis">Train YOLOv5</text:span>:</text:p>
          <text:list>
            <text:list-item>
              <text:p text:style-name="P42">Start training with a command like this:</text:p>
              <text:p text:style-name="P5">bash</text:p>
              <text:p text:style-name="P5">Code kopieren</text:p>
              <text:p text:style-name="P7"><text:span text:style-name="Source_20_Text">python train.py --img 640 --batch 16 --epochs 100 --data data.yaml --weights yolov5s.pt</text:span></text:p>
              <text:list>
                <text:list-item>
                  <text:p text:style-name="P43"><text:soft-page-break/><text:span text:style-name="Source_20_Text">data.yaml</text:span> contains the path to your dataset and the number of classes (1 class for cucumber).</text:p>
                </text:list-item>
              </text:list>
            </text:list-item>
          </text:list>
        </text:list-item>
        <text:list-item>
          <text:p text:style-name="P42"><text:span text:style-name="Strong_20_Emphasis">Evaluate/Deploy</text:span>: After training, the model will be able to detect cucumbers in real-time or from static images.</text:p>
        </text:list-item>
      </text:list>
      <text:h text:style-name="Heading_20_3" text:outline-level="3">3. <text:span text:style-name="Strong_20_Emphasis">Use an Agricultural-Specific Dataset</text:span> (if available)</text:h>
      <text:p text:style-name="Text_20_body">If you don’t want to manually label a dataset, you could look for <text:span text:style-name="Strong_20_Emphasis">agricultural-specific datasets</text:span> or a <text:span text:style-name="Strong_20_Emphasis">pre-trained model</text:span> specifically for crop detection. Although cucumbers might not be directly available in ImageNet, there may be other agricultural datasets out there for vegetable detection. For example:</text:p>
      <text:list xml:id="list3142655445" text:style-name="L20">
        <text:list-item>
          <text:p text:style-name="P45"><text:span text:style-name="Strong_20_Emphasis">Open Images Dataset</text:span>: While not specifically for cucumbers, it contains many different object classes, including agricultural products.</text:p>
        </text:list-item>
        <text:list-item>
          <text:p text:style-name="P44"><text:span text:style-name="Strong_20_Emphasis">Custom Agricultural Datasets</text:span>: Some research institutes and organizations publish datasets on crop recognition, which might include cucumbers or similar objects.</text:p>
        </text:list-item>
      </text:list>
      <text:p text:style-name="Horizontal_20_Line"/>
      <text:h text:style-name="Heading_20_3" text:outline-level="3">In Summary:</text:h>
      <text:list xml:id="list1669715300" text:style-name="L21">
        <text:list-item>
          <text:p text:style-name="P47"><text:span text:style-name="Strong_20_Emphasis">ImageNet</text:span> does not have a cucumber class, so you cannot directly use a pre-trained model for "cucumber classification".</text:p>
        </text:list-item>
        <text:list-item>
          <text:p text:style-name="P47">Instead, you can:</text:p>
          <text:list>
            <text:list-item>
              <text:p text:style-name="P47"><text:span text:style-name="Strong_20_Emphasis">Fine-tune a pre-trained object detection model</text:span> (like YOLO, Faster R-CNN, EfficientDet) on a custom dataset of cucumbers.</text:p>
            </text:list-item>
            <text:list-item>
              <text:p text:style-name="P47"><text:span text:style-name="Strong_20_Emphasis">Train a custom model</text:span> for cucumber detection using labeled data.</text:p>
            </text:list-item>
            <text:list-item>
              <text:p text:style-name="P46"><text:span text:style-name="Strong_20_Emphasis">Use an agricultural-specific dataset</text:span> if available.</text:p>
            </text:list-item>
          </text:list>
        </text:list-item>
      </text:list>
      <text:p text:style-name="Text_20_body">Let me know if you need any assistance with setting up a model or collecting data!</text:p>
      <text:p text:style-name="Standard"/>
      <text:p text:style-name="P3">where can i find a list of the imagenet classes?</text:p>
      <text:h text:style-name="Heading_20_6" text:outline-level="6">ChatGPT:</text:h>
      <text:p text:style-name="Text_20_body">You can find the list of <text:span text:style-name="Strong_20_Emphasis">ImageNet classes</text:span> on the official <text:a xlink:type="simple" xlink:href="https://www.image-net.org/" office:target-frame-name="_new" xlink:show="replace" text:style-name="Internet_20_link" text:visited-style-name="Visited_20_Internet_20_Link">ImageNet website</text:a>, but for convenience, here are some specific resources and methods to access them:</text:p>
      <text:h text:style-name="Heading_20_3" text:outline-level="3">1. <text:span text:style-name="Strong_20_Emphasis">Direct List of ImageNet Classes</text:span></text:h>
      <text:list xml:id="list216663391" text:style-name="L22">
        <text:list-item>
          <text:p text:style-name="P48">The <text:span text:style-name="Strong_20_Emphasis">ImageNet Large Scale Visual Recognition Challenge (ILSVRC)</text:span> dataset, which is the most commonly used subset of ImageNet (with 1,000 classes), has a detailed list of all its categories.</text:p>
        </text:list-item>
      </text:list>
      <text:p text:style-name="Text_20_body">You can access the list of 1,000 classes from the ILSVRC 2012 dataset here:</text:p>
      <text:list xml:id="list1775317206" text:style-name="L23">
        <text:list-item>
          <text:p text:style-name="P49"><text:a xlink:type="simple" xlink:href="https://gist.github.com/yrevar/942d3a0ac09ec9e5eb3a" office:target-frame-name="_new" xlink:show="replace" text:style-name="Internet_20_link" text:visited-style-name="Visited_20_Internet_20_Link"><text:span text:style-name="Strong_20_Emphasis">ILSVRC 2012 Synset Words (WordNet IDs and Class Names)</text:span></text:a>: This link provides the 1,000 object classes used in many popular models like ResNet, AlexNet, and VGG.</text:p>
        </text:list-item>
      </text:list>
      <text:h text:style-name="Heading_20_3" text:outline-level="3"><text:soft-page-break/>2. <text:span text:style-name="Strong_20_Emphasis">Through PyTorch</text:span></text:h>
      <text:p text:style-name="Text_20_body">If you are using PyTorch, you can also access the ImageNet classes through the <text:span text:style-name="Source_20_Text">torchvision</text:span> package.</text:p>
      <text:p text:style-name="Preformatted_20_Text">python</text:p>
      <text:p text:style-name="Preformatted_20_Text">Code kopieren</text:p>
      <text:p text:style-name="P1"><text:span text:style-name="Source_20_Text">import json</text:span></text:p>
      <text:p text:style-name="P1"><text:span text:style-name="Source_20_Text">import urllib</text:span></text:p>
      <text:p text:style-name="P1"/>
      <text:p text:style-name="P1"><text:span text:style-name="Source_20_Text"># URL to download the class labels for ILSVRC</text:span></text:p>
      <text:p text:style-name="P1"><text:span text:style-name="Source_20_Text">url = "https://raw.githubusercontent.com/anishathalye/imagenet-simple-labels/master/imagenet-simple-labels.json"</text:span></text:p>
      <text:p text:style-name="P1"/>
      <text:p text:style-name="P1"><text:span text:style-name="Source_20_Text"># Fetch the list of ImageNet classes</text:span></text:p>
      <text:p text:style-name="P1"><text:span text:style-name="Source_20_Text">response = urllib.request.urlopen(url)</text:span></text:p>
      <text:p text:style-name="P1"><text:span text:style-name="Source_20_Text">class_names = json.loads(response.read())</text:span></text:p>
      <text:p text:style-name="P1"/>
      <text:p text:style-name="P1"><text:span text:style-name="Source_20_Text"># Print the first 10 classes</text:span></text:p>
      <text:p text:style-name="P2"><text:span text:style-name="Source_20_Text">print(class_names[:10])</text:span></text:p>
      <text:p text:style-name="Text_20_body">This will give you a list of simplified ImageNet class names.</text:p>
      <text:h text:style-name="Heading_20_3" text:outline-level="3">3. <text:span text:style-name="Strong_20_Emphasis">Synsets and WordNet IDs</text:span></text:h>
      <text:p text:style-name="Text_20_body">Each ImageNet class is associated with a <text:span text:style-name="Strong_20_Emphasis">synset</text:span> (synonym set) from <text:span text:style-name="Strong_20_Emphasis">WordNet</text:span>, which is a lexical database for the English language. The synsets in ImageNet correspond to specific WordNet IDs. You can explore more about these synsets on the official ImageNet website:</text:p>
      <text:list xml:id="list2103560423" text:style-name="L24">
        <text:list-item>
          <text:p text:style-name="P50"><text:span text:style-name="Strong_20_Emphasis">ImageNet Synset Explorer</text:span>: This lets you search for specific classes and explore WordNet IDs.</text:p>
        </text:list-item>
      </text:list>
      <text:h text:style-name="Heading_20_3" text:outline-level="3">4. <text:span text:style-name="Strong_20_Emphasis">Download via GitHub Repositories</text:span></text:h>
      <text:p text:style-name="Text_20_body">There are repositories that contain files with the 1,000 ImageNet classes. Here is a popular one:</text:p>
      <text:list xml:id="list3004936472" text:style-name="L25">
        <text:list-item>
          <text:p text:style-name="P51"><text:a xlink:type="simple" xlink:href="https://github.com/pytorch/vision/blob/main/torchvision/models/_utils.py" office:target-frame-name="_new" xlink:show="replace" text:style-name="Internet_20_link" text:visited-style-name="Visited_20_Internet_20_Link"><text:span text:style-name="Strong_20_Emphasis">ImageNet Class Index (for PyTorch)</text:span></text:a>: This file provides the mapping between class indices and human-readable labels.</text:p>
        </text:list-item>
      </text:list>
      <text:p text:style-name="Text_20_body">To summarize:</text:p>
      <text:list xml:id="list2559479737" text:style-name="L26">
        <text:list-item>
          <text:p text:style-name="P53">You can find the ImageNet class list in various formats from the links above.</text:p>
        </text:list-item>
        <text:list-item>
          <text:p text:style-name="P52">You can download or view the 1,000 ILSVRC classes directly using the links provided, or you can use PyTorch's <text:span text:style-name="Source_20_Text">torchvision</text:span> to explore them.</text:p>
        </text:list-item>
      </text:list>
      <text:p text:style-name="Text_20_body">Let me know if you need help with further accessing or using these class lists!</text:p>
      <text:p text:style-name="Text_20_body">4o</text:p>
      <text:h text:style-name="Heading_20_5" text:outline-level="5">Du:</text:h>
      <text:p text:style-name="Text_20_body">In https://gist.github.com/yrevar/942d3a0ac09ec9e5eb3a, item number 943 is "cucumber, cuke". Is this not a cucumber class? Am I getting something wrong? </text:p>
      <text:h text:style-name="Heading_20_6" text:outline-level="6">ChatGPT:</text:h>
      <text:p text:style-name="Text_20_body">You are absolutely correct! Item <text:span text:style-name="Strong_20_Emphasis">943</text:span> in the list from <text:a xlink:type="simple" xlink:href="https://gist.github.com/yrevar/942d3a0ac09ec9e5eb3a" office:target-frame-name="_new" xlink:show="replace" text:style-name="Internet_20_link" text:visited-style-name="Visited_20_Internet_20_Link">the GitHub gist</text:a> is indeed <text:span text:style-name="Strong_20_Emphasis">"cucumber, cuke"</text:span>, which corresponds to a class in the <text:span text:style-name="Strong_20_Emphasis">ImageNet ILSVRC 2012 dataset</text:span>. This means that <text:span text:style-name="Strong_20_Emphasis">cucumber</text:span> is indeed part of the 1,000 object classes in this popular version of ImageNet.</text:p>
      <text:p text:style-name="Text_20_body"><text:soft-page-break/>To clarify:</text:p>
      <text:list xml:id="list3481926286" text:style-name="L27">
        <text:list-item>
          <text:p text:style-name="P55">The ImageNet dataset includes the class <text:span text:style-name="Strong_20_Emphasis">"cucumber"</text:span> under the WordNet ID <text:span text:style-name="Strong_20_Emphasis">n07718472</text:span>, which is listed as "cucumber, cuke."</text:p>
        </text:list-item>
        <text:list-item>
          <text:p text:style-name="P54">This class is included in many models pre-trained on the ILSVRC subset of ImageNet (e.g., models like ResNet, VGG, and YOLO if trained on ImageNet).</text:p>
        </text:list-item>
      </text:list>
      <text:h text:style-name="Heading_20_3" text:outline-level="3">Why You Can Use Pre-Trained Models with the "Cucumber" Class:</text:h>
      <text:list xml:id="list1318553926" text:style-name="L28">
        <text:list-item>
          <text:p text:style-name="P57">Since the <text:span text:style-name="Strong_20_Emphasis">cucumber class</text:span> is part of the ImageNet dataset, you can use <text:span text:style-name="Strong_20_Emphasis">ImageNet-pretrained models</text:span> that include this class to classify cucumbers.</text:p>
        </text:list-item>
        <text:list-item>
          <text:p text:style-name="P56">Object detection models like <text:span text:style-name="Strong_20_Emphasis">YOLO</text:span>, <text:span text:style-name="Strong_20_Emphasis">Faster R-CNN</text:span>, and others that are pre-trained on datasets derived from ImageNet will have a "cucumber" class, and they can recognize cucumbers in images if fine-tuned or retrained on appropriate data (though fine-tuning can help if you need better performance).</text:p>
        </text:list-item>
      </text:list>
      <text:h text:style-name="Heading_20_3" text:outline-level="3">How to Use This Information:</text:h>
      <text:list xml:id="list3704151617" text:style-name="L29">
        <text:list-item>
          <text:p text:style-name="P59">If you are using a pre-trained classification model, it should be able to recognize cucumbers out-of-the-box if trained on ImageNet.</text:p>
        </text:list-item>
        <text:list-item>
          <text:p text:style-name="P58">For object detection, you may need to fine-tune the model on a more specific dataset (e.g., cucumbers on a conveyor belt), but the model already has learned features relevant to identifying cucumbers.</text:p>
        </text:list-item>
      </text:list>
      <text:h text:style-name="Heading_20_3" text:outline-level="3">Example of Using a Pre-Trained Model for Classifying Cucumbers (in PyTorch):</text:h>
      <text:p text:style-name="Text_20_body">If you're using <text:span text:style-name="Strong_20_Emphasis">ResNet</text:span> or another classification model trained on ImageNet, it should include cucumbers as one of its 1,000 possible classes.</text:p>
      <text:p text:style-name="Text_20_body">Here’s how you can load a pre-trained ResNet model and use it to classify an image of cucumbers:</text:p>
      <text:p text:style-name="Preformatted_20_Text">python</text:p>
      <text:p text:style-name="Preformatted_20_Text">Code kopieren</text:p>
      <text:p text:style-name="P1"><text:span text:style-name="Source_20_Text">import torch</text:span></text:p>
      <text:p text:style-name="P1"><text:span text:style-name="Source_20_Text">from torchvision import models, transforms</text:span></text:p>
      <text:p text:style-name="P1"><text:span text:style-name="Source_20_Text">from PIL import Image</text:span></text:p>
      <text:p text:style-name="P1"/>
      <text:p text:style-name="P1"><text:span text:style-name="Source_20_Text"># Load a pre-trained ResNet50 model</text:span></text:p>
      <text:p text:style-name="P1"><text:span text:style-name="Source_20_Text">model = models.resnet50(pretrained=True)</text:span></text:p>
      <text:p text:style-name="P1"><text:span text:style-name="Source_20_Text">model.eval()</text:span></text:p>
      <text:p text:style-name="P1"/>
      <text:p text:style-name="P1"><text:span text:style-name="Source_20_Text"># Define preprocessing transforms</text:span></text:p>
      <text:p text:style-name="P1"><text:span text:style-name="Source_20_Text">preprocess = transforms.Compose([</text:span></text:p>
      <text:p text:style-name="P1"><text:span text:style-name="Source_20_Text"><text:s text:c="4"/>transforms.Resize(256),</text:span></text:p>
      <text:p text:style-name="P1"><text:span text:style-name="Source_20_Text"><text:s text:c="4"/>transforms.CenterCrop(224),</text:span></text:p>
      <text:p text:style-name="P1"><text:span text:style-name="Source_20_Text"><text:s text:c="4"/>transforms.ToTensor(),</text:span></text:p>
      <text:p text:style-name="P1"><text:span text:style-name="Source_20_Text"><text:s text:c="4"/>transforms.Normalize(mean=[0.485, 0.456, 0.406], std=[0.229, 0.224, 0.225]),</text:span></text:p>
      <text:p text:style-name="P1"><text:span text:style-name="Source_20_Text">])</text:span></text:p>
      <text:p text:style-name="P1"/>
      <text:p text:style-name="P1"><text:span text:style-name="Source_20_Text"># Load the image of the cucumber</text:span></text:p>
      <text:p text:style-name="P1"><text:span text:style-name="Source_20_Text">img = Image.open("your_cucumber_image.jpg")</text:span></text:p>
      <text:p text:style-name="P1"><text:span text:style-name="Source_20_Text">img_t = preprocess(img)</text:span></text:p>
      <text:p text:style-name="P1"><text:span text:style-name="Source_20_Text">batch_t = torch.unsqueeze(img_t, 0)</text:span></text:p>
      <text:p text:style-name="P1"/>
      <text:p text:style-name="P1"><text:span text:style-name="Source_20_Text"># Get predictions</text:span></text:p>
      <text:p text:style-name="P1"><text:span text:style-name="Source_20_Text">with torch.no_grad():</text:span></text:p>
      <text:p text:style-name="P1"><text:span text:style-name="Source_20_Text"><text:s text:c="4"/>out = model(batch_t)</text:span></text:p>
      <text:p text:style-name="P1"><text:soft-page-break/></text:p>
      <text:p text:style-name="P1"><text:span text:style-name="Source_20_Text"># Load ImageNet class labels</text:span></text:p>
      <text:p text:style-name="P1"><text:span text:style-name="Source_20_Text">with open("imagenet_classes.txt") as f:</text:span></text:p>
      <text:p text:style-name="P1"><text:span text:style-name="Source_20_Text"><text:s text:c="4"/>labels = [line.strip() for line in f.readlines()]</text:span></text:p>
      <text:p text:style-name="P1"/>
      <text:p text:style-name="P1"><text:span text:style-name="Source_20_Text"># Get the top prediction</text:span></text:p>
      <text:p text:style-name="P1"><text:span text:style-name="Source_20_Text">_, index = torch.max(out, 1)</text:span></text:p>
      <text:p text:style-name="P2"><text:span text:style-name="Source_20_Text">print(f"Predicted: {labels[index[0]]}")</text:span></text:p>
      <text:p text:style-name="Text_20_body">In this case, if the model recognizes the cucumber, you should see an output like "cucumber, cuke."</text:p>
      <text:h text:style-name="Heading_20_3" text:outline-level="3">Conclusion:</text:h>
      <text:p text:style-name="Text_20_body">Yes, <text:span text:style-name="Strong_20_Emphasis">cucumbers</text:span> are indeed represented in the ImageNet dataset, and many pre-trained models (such as those available in PyTorch or TensorFlow) will include this class. You can use this class directly for <text:span text:style-name="Strong_20_Emphasis">classification</text:span> tasks or fine-tune a detection model to detect cucumbers specifically in scenes like the conveyor belt image you provided earlier.</text:p>
      <text:p text:style-name="Text_20_body">Let me know if you need more details on implementing this or working with pre-trained models!</text:p>
      <text:p text:style-name="Text_20_body"/>
      <text:p text:style-name="Text_20_body"/>
      <text:p text:style-name="P3">That's cool, thanks. Could you find me a tutorial for this task, i.e. detecting and classifying multiple objects on a photo, using pytorch?</text:p>
      <text:h text:style-name="Heading_20_6" text:outline-level="6">ChatGPT:</text:h>
      <text:p text:style-name="Text_20_body">To detect and classify multiple objects in an image using PyTorch, there are several useful tutorials and resources you can follow.</text:p>
      <text:list xml:id="list3079255379" text:style-name="L30">
        <text:list-item>
          <text:p text:style-name="P60"><text:span text:style-name="Strong_20_Emphasis">TorchVision Object Detection Tutorial</text:span>: This official PyTorch tutorial explains how to fine-tune a pre-trained Faster R-CNN model for object detection tasks. It provides detailed steps on how to define a custom dataset, configure data loaders, and train models on multiple objects. It works well for detecting objects like cucumbers on a transport belt by training on your specific dataset. The tutorial also covers the implementation of bounding boxes and labels for detected objects. This would be a good starting point for your use case of detecting and counting cucumbers.</text:p>
          <text:list>
            <text:list-item>
              <text:p text:style-name="P61"><text:a xlink:type="simple" xlink:href="https://pytorch.org/tutorials/intermediate/torchvision_tutorial.html" office:target-frame-name="_new" xlink:show="replace" text:style-name="Internet_20_link" text:visited-style-name="Visited_20_Internet_20_Link">PyTorch Object Detection Tutorial</text:a>​(</text:p>
              <text:p text:style-name="P61"><text:a xlink:type="simple" xlink:href="https://pytorch.org/tutorials/intermediate/torchvision_tutorial.html" office:target-frame-name="_blank" xlink:show="new" text:style-name="Internet_20_link" text:visited-style-name="Visited_20_Internet_20_Link">PyTorch</text:a></text:p>
              <text:p text:style-name="P61">)</text:p>
            </text:list-item>
          </text:list>
        </text:list-item>
        <text:list-item>
          <text:p text:style-name="P60"><text:span text:style-name="Strong_20_Emphasis">YOLOX Object Detection Tutorial</text:span>: If you're looking for real-time detection and classification, this tutorial walks through implementing the YOLOX (You Only Look Once) model in PyTorch. YOLOX models are known for being fast and effective at detecting multiple objects in images. The tutorial also includes steps for setting up custom datasets and adjusting the model to handle specific objects like cucumbers.</text:p>
          <text:list>
            <text:list-item>
              <text:p text:style-name="P61">YOLOX PyTorch Tutorial​(</text:p>
              <text:p text:style-name="P61"><text:a xlink:type="simple" xlink:href="https://christianjmills.com/posts/pytorch-train-object-detector-yolox-tutorial/" office:target-frame-name="_blank" xlink:show="new" text:style-name="Internet_20_link" text:visited-style-name="Visited_20_Internet_20_Link">Christian Mills</text:a></text:p>
              <text:p text:style-name="P60">)</text:p>
            </text:list-item>
          </text:list>
        </text:list-item>
      </text:list>
      <text:p text:style-name="Text_20_body"><text:soft-page-break/>Both of these options would work well for detecting and counting cucumbers in your images, depending on whether you prefer a more detailed, slower model (like Faster R-CNN) or a faster, real-time approach (like YOLOX).</text:p>
      <text:p text:style-name="Text_20_body">4o</text:p>
      <text:h text:style-name="Heading_20_5" text:outline-level="5">Du:</text:h>
      <text:p text:style-name="Text_20_body">That's great, thanks!</text:p>
      <text:h text:style-name="Heading_20_6" text:outline-level="6">ChatGPT:</text:h>
      <text:p text:style-name="Text_20_body">You're welcome! I'm glad the tutorials will be helpful for your project. If you have any more questions or need further assistance with implementing object detection in PyTorch, feel free to ask. Good luck with your cucumber detection project! 😊</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7:43:29.751731738</meta:creation-date>
    <dc:date>2024-09-18T18:14:18.705361408</dc:date>
    <meta:editing-duration>PT11M17S</meta:editing-duration>
    <meta:editing-cycles>3</meta:editing-cycles>
    <meta:generator>LibreOffice/7.3.7.2$Linux_X86_64 LibreOffice_project/30$Build-2</meta:generator>
    <meta:print-date>2024-09-18T17:45:54.924801151</meta:print-date>
    <meta:document-statistic meta:table-count="0" meta:image-count="1" meta:object-count="0" meta:page-count="10" meta:paragraph-count="243" meta:word-count="2888" meta:character-count="18798" meta:non-whitespace-character-count="16215"/>
  </office:meta>
</office:document-meta>
</file>